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81cm" fo:min-width="0.887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81cm" fo:min-width="0.887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81cm" fo:min-width="3.56cm" fo:padding-top="0.145cm" fo:padding-bottom="0.145cm" fo:padding-left="0.27cm" fo:padding-right="0.27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81cm" fo:min-width="0.887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81cm" fo:min-width="0.887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81cm" fo:min-width="0.887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81cm" fo:min-width="3.56cm" fo:padding-top="0.145cm" fo:padding-bottom="0.145cm" fo:padding-left="0.27cm" fo:padding-right="0.27cm"/>
      <style:paragraph-properties style:writing-mode="lr-tb"/>
    </style:style>
    <style:style style:name="gr3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81cm" fo:min-width="0.887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81cm" fo:min-width="0.887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4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4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4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4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4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4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4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4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4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5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81cm" fo:min-width="0.887cm" fo:padding-top="0.145cm" fo:padding-bottom="0.145cm" fo:padding-left="0.27cm" fo:padding-right="0.27cm"/>
      <style:paragraph-properties style:writing-mode="lr-tb"/>
    </style:style>
    <style:style style:name="gr5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81cm" fo:min-width="3.56cm" fo:padding-top="0.145cm" fo:padding-bottom="0.145cm" fo:padding-left="0.27cm" fo:padding-right="0.27cm"/>
      <style:paragraph-properties style:writing-mode="lr-tb"/>
    </style:style>
    <style:style style:name="gr5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81cm" fo:min-width="0.887cm" fo:padding-top="0.145cm" fo:padding-bottom="0.145cm" fo:padding-left="0.27cm" fo:padding-right="0.27cm"/>
      <style:paragraph-properties style:writing-mode="lr-tb"/>
    </style:style>
    <style:style style:name="gr5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81cm" fo:min-width="0.887cm" fo:padding-top="0.145cm" fo:padding-bottom="0.145cm" fo:padding-left="0.27cm" fo:padding-right="0.27cm"/>
      <style:paragraph-properties style:writing-mode="lr-tb"/>
    </style:style>
    <style:style style:name="gr5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81cm" fo:min-width="3.56cm" fo:padding-top="0.145cm" fo:padding-bottom="0.145cm" fo:padding-left="0.27cm" fo:padding-right="0.27cm"/>
      <style:paragraph-properties style:writing-mode="lr-tb"/>
    </style:style>
    <style:style style:name="gr5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81cm" fo:min-width="0.887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8pt" style:font-size-complex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8pt" style:font-size-complex="18pt"/>
    </style:style>
    <style:style style:name="T1" style:family="text">
      <style:text-properties style:font-name="Arial1" fo:font-size="18pt" style:font-size-asian="18pt" style:font-size-complex="18pt"/>
    </style:style>
    <style:style style:name="T2" style:family="text">
      <style:text-properties style:font-name="Arial1" fo:font-size="16pt" style:font-size-asian="18pt" style:font-size-complex="18pt"/>
    </style:style>
    <style:style style:name="T3" style:family="text">
      <style:text-properties style:text-position="-33% 58%"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427cm" svg:height="1.429cm" svg:x="19.85cm" svg:y="3.442cm">
            <text:p text:style-name="P1"><text:span text:style-name="T1">7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427cm" svg:height="1.429cm" svg:x="18.423cm" svg:y="3.442cm">
            <text:p text:style-name="P1"><text:span text:style-name="T1">6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427cm" svg:height="1.429cm" svg:x="16.996cm" svg:y="3.442cm">
            <text:p text:style-name="P1"><text:span text:style-name="T1">5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427cm" svg:height="1.429cm" svg:x="15.569cm" svg:y="3.442cm">
            <text:p text:style-name="P1"><text:span text:style-name="T1">4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427cm" svg:height="1.429cm" svg:x="14.141cm" svg:y="3.442cm">
            <text:p text:style-name="P1"><text:span text:style-name="T1">38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427cm" svg:height="1.429cm" svg:x="12.714cm" svg:y="3.442cm">
            <text:p text:style-name="P1"><text:span text:style-name="T1">3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427cm" svg:height="1.429cm" svg:x="11.287cm" svg:y="3.442cm">
            <text:p text:style-name="P1"><text:span text:style-name="T1">27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427cm" svg:height="1.429cm" svg:x="9.86cm" svg:y="3.442cm">
            <text:p text:style-name="P1"><text:span text:style-name="T1">1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427cm" svg:height="1.429cm" svg:x="8.426cm" svg:y="3.442cm">
            <text:p text:style-name="P1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427cm" svg:height="1.429cm" svg:x="6.999cm" svg:y="3.442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427cm" svg:height="1.429cm" svg:x="19.85cm" svg:y="7.742cm">
            <text:p text:style-name="P1"><text:span text:style-name="T1">7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1.427cm" svg:height="1.429cm" svg:x="18.423cm" svg:y="7.742cm">
            <text:p text:style-name="P1"><text:span text:style-name="T1">63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427cm" svg:height="1.429cm" svg:x="16.996cm" svg:y="7.742cm">
            <text:p text:style-name="P1"><text:span text:style-name="T1">5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427cm" svg:height="1.429cm" svg:x="15.569cm" svg:y="7.742cm">
            <text:p text:style-name="P1"><text:span text:style-name="T1">45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.427cm" svg:height="1.429cm" svg:x="14.141cm" svg:y="7.742cm">
            <text:p text:style-name="P1"><text:span text:style-name="T1">38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27cm" svg:height="1.429cm" svg:x="12.714cm" svg:y="7.742cm">
            <text:p text:style-name="P1"><text:span text:style-name="T1">31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27cm" svg:height="1.429cm" svg:x="11.287cm" svg:y="7.742cm">
            <text:p text:style-name="P1"><text:span text:style-name="T1">27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1.427cm" svg:height="1.429cm" svg:x="9.86cm" svg:y="7.742cm">
            <text:p text:style-name="P1"><text:span text:style-name="T1">19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1.427cm" svg:height="1.429cm" svg:x="8.426cm" svg:y="7.742cm">
            <text:p text:style-name="P1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1.427cm" svg:height="1.429cm" svg:x="6.999cm" svg:y="7.742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.427cm" svg:height="1.429cm" svg:x="19.851cm" svg:y="12.042cm">
            <text:p text:style-name="P1"><text:span text:style-name="T1">72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1.427cm" svg:height="1.429cm" svg:x="18.424cm" svg:y="12.042cm">
            <text:p text:style-name="P1"><text:span text:style-name="T1">63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1.427cm" svg:height="1.429cm" svg:x="16.997cm" svg:y="12.042cm">
            <text:p text:style-name="P1"><text:span text:style-name="T1">56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1.427cm" svg:height="1.429cm" svg:x="15.57cm" svg:y="12.042cm">
            <text:p text:style-name="P1"><text:span text:style-name="T1">45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427cm" svg:height="1.429cm" svg:x="14.142cm" svg:y="12.042cm">
            <text:p text:style-name="P1"><text:span text:style-name="T1">38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1.427cm" svg:height="1.429cm" svg:x="12.715cm" svg:y="12.042cm">
            <text:p text:style-name="P1"><text:span text:style-name="T1">3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2" draw:layer="layout" svg:width="1.427cm" svg:height="1.429cm" svg:x="11.288cm" svg:y="12.042cm">
            <text:p text:style-name="P1"><text:span text:style-name="T1">27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1.427cm" svg:height="1.429cm" svg:x="9.861cm" svg:y="12.042cm">
            <text:p text:style-name="P1"><text:span text:style-name="T1">19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1.427cm" svg:height="1.429cm" svg:x="8.427cm" svg:y="12.042cm">
            <text:p text:style-name="P1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1.427cm" svg:height="1.429cm" svg:x="7cm" svg:y="12.042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1.427cm" svg:height="1.071cm" svg:x="7cm" svg:y="2.371cm">
            <text:p text:style-name="P1"><text:span text:style-name="T2">L = 0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27cm" svg:height="1.071cm" svg:x="19.85cm" svg:y="2.371cm">
            <text:p text:style-name="P1"><text:span text:style-name="T2">R = 9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" draw:layer="layout" svg:width="4.1cm" svg:height="1.071cm" svg:x="21.9cm" svg:y="3.6cm">
            <text:p text:style-name="P4"><text:span text:style-name="T1">A</text:span><text:span text:style-name="T3">4</text:span><text:span text:style-name="T1"> = 31 &lt; 45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" draw:layer="layout" svg:width="1.427cm" svg:height="1.071cm" svg:x="19.85cm" svg:y="6.671cm">
            <text:p text:style-name="P1"><text:span text:style-name="T2">R = 9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1.427cm" svg:height="1.071cm" svg:x="14.142cm" svg:y="6.671cm">
            <text:p text:style-name="P1"><text:span text:style-name="T2">L = 5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1.427cm" svg:height="1.071cm" svg:x="16.996cm" svg:y="9.171cm">
            <text:p text:style-name="P1"><text:span text:style-name="T2">m = 7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5" draw:layer="layout" svg:width="4.1cm" svg:height="1.071cm" svg:x="21.9cm" svg:y="7.9cm">
            <text:p text:style-name="P4"><text:span text:style-name="T1">A</text:span><text:span text:style-name="T3">7</text:span><text:span text:style-name="T1"> = 56 &gt; 45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7" draw:layer="layout" svg:width="1.427cm" svg:height="1.071cm" svg:x="14.142cm" svg:y="10.971cm">
            <text:p text:style-name="P6"><text:span text:style-name="T2">L = 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7" draw:layer="layout" svg:width="1.427cm" svg:height="1.071cm" svg:x="15.573cm" svg:y="10.971cm">
            <text:p text:style-name="P6"><text:span text:style-name="T2">R = 6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" draw:layer="layout" svg:width="1.427cm" svg:height="1.429cm" svg:x="19.851cm" svg:y="16.342cm">
            <text:p text:style-name="P1"><text:span text:style-name="T1">7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427cm" svg:height="1.429cm" svg:x="18.424cm" svg:y="16.342cm">
            <text:p text:style-name="P1"><text:span text:style-name="T1">63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2" draw:layer="layout" svg:width="1.427cm" svg:height="1.429cm" svg:x="16.997cm" svg:y="16.342cm">
            <text:p text:style-name="P1"><text:span text:style-name="T1">56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2" draw:layer="layout" svg:width="1.427cm" svg:height="1.429cm" svg:x="15.57cm" svg:y="16.342cm">
            <text:p text:style-name="P1"><text:span text:style-name="T1">45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2" draw:layer="layout" svg:width="1.427cm" svg:height="1.429cm" svg:x="14.142cm" svg:y="16.342cm">
            <text:p text:style-name="P1"><text:span text:style-name="T1">38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" draw:layer="layout" svg:width="1.427cm" svg:height="1.429cm" svg:x="12.715cm" svg:y="16.342cm">
            <text:p text:style-name="P1"><text:span text:style-name="T1">31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427cm" svg:height="1.429cm" svg:x="11.288cm" svg:y="16.342cm">
            <text:p text:style-name="P1"><text:span text:style-name="T1">27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1.427cm" svg:height="1.429cm" svg:x="9.861cm" svg:y="16.342cm">
            <text:p text:style-name="P1"><text:span text:style-name="T1">19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2" draw:layer="layout" svg:width="1.427cm" svg:height="1.429cm" svg:x="8.427cm" svg:y="16.342cm">
            <text:p text:style-name="P1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2" draw:layer="layout" svg:width="1.427cm" svg:height="1.429cm" svg:x="7cm" svg:y="16.342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7" draw:layer="layout" svg:width="1.427cm" svg:height="1.071cm" svg:x="15.573cm" svg:y="15.271cm">
            <text:p text:style-name="P6"><text:span text:style-name="T2">L = R = 6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" draw:layer="layout" svg:width="4.1cm" svg:height="1.071cm" svg:x="21.9cm" svg:y="12.129cm">
            <text:p text:style-name="P4"><text:span text:style-name="T1">A</text:span><text:span text:style-name="T3">5</text:span><text:span text:style-name="T1"> = 38 &lt; 45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7" draw:layer="layout" svg:width="1.427cm" svg:height="1.071cm" svg:x="12.714cm" svg:y="4.871cm">
            <text:p text:style-name="P6"><text:span text:style-name="T2">m = 4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2" draw:layer="layout" svg:width="1.427cm" svg:height="1.071cm" svg:x="14.143cm" svg:y="13.471cm">
            <text:p text:style-name="P1"><text:span text:style-name="T2">m = 5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5" draw:layer="layout" svg:width="4.1cm" svg:height="1.071cm" svg:x="21.9cm" svg:y="16.471cm">
            <text:p text:style-name="P4"><text:span text:style-name="T1">A</text:span><text:span text:style-name="T3">6</text:span><text:span text:style-name="T1"> = 5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" draw:layer="layout" svg:width="1.427cm" svg:height="1.071cm" svg:x="15.57cm" svg:y="17.771cm">
            <text:p text:style-name="P1"><text:span text:style-name="T2">m = 6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9T20:48:31.762000000</dc:date>
    <meta:editing-duration>P2DT12H30M20S</meta:editing-duration>
    <meta:editing-cycles>201</meta:editing-cycles>
    <meta:generator>LibreOffice/6.4.5.2$Windows_X86_64 LibreOffice_project/a726b36747cf2001e06b58ad5db1aa3a9a1872d6</meta:generator>
    <meta:document-statistic meta:object-count="56"/>
  </office:meta>
</office:document-meta>
</file>